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FMono-Regular" svg:font-family="SFMono-Regular, Consolas, 'Liberation Mono', Menlo, monospac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5" style:family="paragraph" style:parent-style-name="Footer">
      <style:paragraph-properties fo:text-align="center" style:justify-single-word="false"/>
      <style:text-properties style:font-name="Arial1" officeooo:rsid="0000957c" officeooo:paragraph-rsid="0000957c"/>
    </style:style>
    <style:style style:name="P6" style:family="paragraph" style:parent-style-name="Header">
      <style:paragraph-properties fo:text-align="center" style:justify-single-word="false"/>
      <style:text-properties style:font-name="Arial1" officeooo:paragraph-rsid="0000957c"/>
    </style:style>
    <style:style style:name="P7" style:family="paragraph" style:parent-style-name="Heading_20_1"/>
    <style:style style:name="P8" style:family="paragraph" style:parent-style-name="Heading_20_2">
      <style:text-properties officeooo:rsid="0000957c" officeooo:paragraph-rsid="0000957c"/>
    </style:style>
    <style:style style:name="P9" style:family="paragraph" style:parent-style-name="Heading_20_2">
      <style:text-properties style:font-name="Liberation Sans" fo:font-size="16.1000003814697pt" fo:font-weight="bold" officeooo:rsid="0000957c" officeooo:paragraph-rsid="0000957c" style:font-name-asian="Microsoft YaHei" style:font-size-asian="16.1000003814697pt" style:font-weight-asian="bold" style:font-name-complex="Arial" style:font-size-complex="16.1000003814697pt" style:font-weight-complex="bold"/>
    </style:style>
    <style:style style:name="P10" style:family="paragraph" style:parent-style-name="Heading_20_2">
      <style:text-properties style:font-name="Liberation Sans" fo:font-size="16.1000003814697pt" fo:font-weight="bold" officeooo:rsid="00014212" officeooo:paragraph-rsid="00014212" style:font-name-asian="Microsoft YaHei" style:font-size-asian="16.1000003814697pt" style:font-weight-asian="bold" style:font-name-complex="Arial" style:font-size-complex="16.1000003814697pt" style:font-weight-complex="bold"/>
    </style:style>
    <style:style style:name="P11" style:family="paragraph" style:parent-style-name="Heading_20_2">
      <style:text-properties style:font-name="Liberation Sans" fo:font-size="14.1000003814697pt" fo:font-weight="bold" officeooo:rsid="0000957c" officeooo:paragraph-rsid="0000957c" style:font-name-asian="Microsoft YaHei" style:font-size-asian="14.1000003814697pt" style:font-weight-asian="bold" style:font-name-complex="Arial" style:font-size-complex="14.1000003814697pt" style:font-weight-complex="bold"/>
    </style:style>
    <style:style style:name="P12" style:family="paragraph" style:parent-style-name="Heading_20_2">
      <style:text-properties officeooo:rsid="00014212" officeooo:paragraph-rsid="00014212"/>
    </style:style>
    <style:style style:name="P13" style:family="paragraph" style:parent-style-name="Heading_20_3">
      <style:text-properties officeooo:rsid="0000957c" officeooo:paragraph-rsid="0000957c"/>
    </style:style>
    <style:style style:name="P14" style:family="paragraph" style:parent-style-name="Heading_20_3">
      <style:text-properties officeooo:rsid="0000957c" officeooo:paragraph-rsid="0000957c"/>
    </style:style>
    <style:style style:name="P15" style:family="paragraph" style:parent-style-name="Heading_20_3">
      <style:text-properties style:font-name="Liberation Sans" fo:font-size="14.1000003814697pt" fo:font-weight="bold" officeooo:rsid="0000957c" officeooo:paragraph-rsid="0000957c" style:font-name-asian="Microsoft YaHei" style:font-size-asian="14.1000003814697pt" style:font-weight-asian="bold" style:font-name-complex="Arial" style:font-size-complex="14.1000003814697pt" style:font-weight-complex="bold"/>
    </style:style>
    <style:style style:name="P16" style:family="paragraph" style:parent-style-name="Heading_20_3">
      <style:text-properties officeooo:paragraph-rsid="00014212"/>
    </style:style>
    <style:style style:name="P17" style:family="paragraph" style:parent-style-name="Heading_20_4"/>
    <style:style style:name="T1" style:family="text">
      <style:text-properties officeooo:rsid="0000957c"/>
    </style:style>
    <style:style style:name="T2" style:family="text">
      <style:text-properties style:font-name="Liberation Sans" fo:font-size="16.1000003814697pt" fo:font-weight="bold" style:font-name-asian="Microsoft YaHei" style:font-size-asian="16.1000003814697pt" style:font-weight-asian="bold" style:font-name-complex="Arial" style:font-size-complex="16.1000003814697pt" style:font-weight-complex="bold"/>
    </style:style>
    <style:style style:name="T3" style:family="text">
      <style:text-properties style:font-name="Liberation Sans" fo:font-size="16.1000003814697pt" fo:font-weight="bold" officeooo:rsid="00014212" style:font-name-asian="Microsoft YaHei" style:font-size-asian="16.1000003814697pt" style:font-weight-asian="bold" style:font-name-complex="Arial" style:font-size-complex="16.1000003814697pt" style:font-weight-complex="bold"/>
    </style:style>
    <style:style style:name="T4" style:family="text">
      <style:text-properties style:font-name="Liberation Sans" fo:font-size="14.1000003814697pt" fo:font-weight="bold" style:font-name-asian="Microsoft YaHei" style:font-size-asian="14.1000003814697pt" style:font-weight-asian="bold" style:font-name-complex="Arial" style:font-size-complex="14.1000003814697pt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umari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 de contenido</text:p>
          </text:index-title>
          <text:p text:style-name="P1"><text:a xlink:type="simple" xlink:href="#__RefHeading___Toc311_1145432205" text:style-name="Index_20_Link" text:visited-style-name="Index_20_Link">1 La memoria<text:tab/>3</text:a></text:p>
          <text:p text:style-name="P2"><text:a xlink:type="simple" xlink:href="#__RefHeading___Toc313_1145432205" text:style-name="Index_20_Link" text:visited-style-name="Index_20_Link">1.1 Caracteristicas de la memoria<text:tab/>3</text:a></text:p>
          <text:p text:style-name="P2"><text:a xlink:type="simple" xlink:href="#__RefHeading___Toc315_1145432205" text:style-name="Index_20_Link" text:visited-style-name="Index_20_Link">1.2 Tipos de memorias<text:tab/>3</text:a></text:p>
          <text:p text:style-name="P3"><text:a xlink:type="simple" xlink:href="#__RefHeading___Toc317_1145432205" text:style-name="Index_20_Link" text:visited-style-name="Index_20_Link">1.2.1 Las memoria RAM<text:tab/>3</text:a></text:p>
          <text:p text:style-name="P4"><text:a xlink:type="simple" xlink:href="#__RefHeading___Toc319_1145432205" text:style-name="Index_20_Link" text:visited-style-name="Index_20_Link">1.2.1.1 Las memorias SIMM<text:tab/>3</text:a></text:p>
          <text:p text:style-name="P4"><text:a xlink:type="simple" xlink:href="#__RefHeading___Toc321_1145432205" text:style-name="Index_20_Link" text:visited-style-name="Index_20_Link">1.2.1.2 Las memorias DIMM<text:tab/>3</text:a></text:p>
          <text:p text:style-name="P4"><text:a xlink:type="simple" xlink:href="#__RefHeading___Toc323_1145432205" text:style-name="Index_20_Link" text:visited-style-name="Index_20_Link">1.2.1.3 Las memorias SO DIMM<text:tab/>3</text:a></text:p>
          <text:p text:style-name="P4"><text:a xlink:type="simple" xlink:href="#__RefHeading___Toc325_1145432205" text:style-name="Index_20_Link" text:visited-style-name="Index_20_Link">1.2.1.4 Las memorias de doble canal<text:tab/>3</text:a></text:p>
          <text:p text:style-name="P4"><text:a xlink:type="simple" xlink:href="#__RefHeading___Toc327_1145432205" text:style-name="Index_20_Link" text:visited-style-name="Index_20_Link">1.2.1.5 Las memorias Buffered y Unbuffered<text:tab/>3</text:a></text:p>
          <text:p text:style-name="P3"><text:a xlink:type="simple" xlink:href="#__RefHeading___Toc329_1145432205" text:style-name="Index_20_Link" text:visited-style-name="Index_20_Link">1.2.2 Las memoria ROM<text:tab/>3</text:a></text:p>
          <text:p text:style-name="P3"><text:a xlink:type="simple" xlink:href="#__RefHeading___Toc331_1145432205" text:style-name="Index_20_Link" text:visited-style-name="Index_20_Link">1.2.3 La memoria caché<text:tab/>3</text:a></text:p>
          <text:p text:style-name="P1"><text:a xlink:type="simple" xlink:href="#__RefHeading___Toc333_1145432205" text:style-name="Index_20_Link" text:visited-style-name="Index_20_Link">2 Dispositivos de almacenamiento<text:tab/>3</text:a></text:p>
          <text:p text:style-name="P2"><text:a xlink:type="simple" xlink:href="#__RefHeading___Toc335_1145432205" text:style-name="Index_20_Link" text:visited-style-name="Index_20_Link">2.1 Los dispositivos magnéticos<text:tab/>3</text:a></text:p>
          <text:p text:style-name="P3"><text:a xlink:type="simple" xlink:href="#__RefHeading___Toc337_1145432205" text:style-name="Index_20_Link" text:visited-style-name="Index_20_Link">2.1.1 El disco duro<text:tab/>3</text:a></text:p>
          <text:p text:style-name="P3"><text:a xlink:type="simple" xlink:href="#__RefHeading___Toc339_1145432205" text:style-name="Index_20_Link" text:visited-style-name="Index_20_Link">2.1.2 El disquete<text:tab/>3</text:a></text:p>
          <text:p text:style-name="P3"><text:a xlink:type="simple" xlink:href="#__RefHeading___Toc341_1145432205" text:style-name="Index_20_Link" text:visited-style-name="Index_20_Link">2.1.3 Las cintas magnéticas<text:tab/>3</text:a></text:p>
          <text:p text:style-name="P2"><text:a xlink:type="simple" xlink:href="#__RefHeading___Toc343_1145432205" text:style-name="Index_20_Link" text:visited-style-name="Index_20_Link">2.2 Los dispositivos ópticos<text:tab/>3</text:a></text:p>
          <text:p text:style-name="P2"><text:a xlink:type="simple" xlink:href="#__RefHeading___Toc345_1145432205" text:style-name="Index_20_Link" text:visited-style-name="Index_20_Link">2.3 Dispositivos flash<text:tab/>3</text:a></text:p>
          <text:p text:style-name="P3"><text:a xlink:type="simple" xlink:href="#__RefHeading___Toc347_1145432205" text:style-name="Index_20_Link" text:visited-style-name="Index_20_Link">2.3.1 Unidades SSD<text:tab/>3</text:a></text:p>
          <text:p text:style-name="P1"><text:a xlink:type="simple" xlink:href="#__RefHeading___Toc349_1145432205" text:style-name="Index_20_Link" text:visited-style-name="Index_20_Link">3 Periféricos<text:tab/>3</text:a></text:p>
          <text:p text:style-name="P2"><text:a xlink:type="simple" xlink:href="#__RefHeading___Toc351_1145432205" text:style-name="Index_20_Link" text:visited-style-name="Index_20_Link">3.1 La estructura del controlador de E/S<text:tab/>3</text:a></text:p>
          <text:p text:style-name="P2"><text:a xlink:type="simple" xlink:href="#__RefHeading___Toc353_1145432205" text:style-name="Index_20_Link" text:visited-style-name="Index_20_Link">3.2 Sincronización entre la CPU y el dispositivo de E/S<text:tab/>4</text:a></text:p>
          <text:p text:style-name="P3"><text:a xlink:type="simple" xlink:href="#__RefHeading___Toc355_1145432205" text:style-name="Index_20_Link" text:visited-style-name="Index_20_Link">3.2.1 Entrada/Salida controlada por programa<text:tab/>4</text:a></text:p>
          <text:p text:style-name="P3"><text:a xlink:type="simple" xlink:href="#__RefHeading___Toc357_1145432205" text:style-name="Index_20_Link" text:visited-style-name="Index_20_Link">3.2.2 Entrada/Salida controlada por interrupción<text:tab/>4</text:a></text:p>
          <text:p text:style-name="P3"><text:a xlink:type="simple" xlink:href="#__RefHeading___Toc359_1145432205" text:style-name="Index_20_Link" text:visited-style-name="Index_20_Link">3.2.3 Entrada/Salida poracceso directo a memoria DMA<text:tab/>4</text:a></text:p>
          <text:p text:style-name="P1"><text:a xlink:type="simple" xlink:href="#__RefHeading___Toc361_1145432205" text:style-name="Index_20_Link" text:visited-style-name="Index_20_Link">4 Tarjetas gráficas actuales<text:tab/>4</text:a></text:p>
          <text:p text:style-name="P2"><text:a xlink:type="simple" xlink:href="#__RefHeading___Toc363_1145432205" text:style-name="Index_20_Link" text:visited-style-name="Index_20_Link">4.1 Elementos de una tarjeta gráficas<text:tab/>4</text:a></text:p>
          <text:p text:style-name="P2"><text:a xlink:type="simple" xlink:href="#__RefHeading___Toc365_1145432205" text:style-name="Index_20_Link" text:visited-style-name="Index_20_Link">4.2 Marcas comerciales<text:tab/>4</text:a></text:p>
          <text:p text:style-name="P2"><text:a xlink:type="simple" xlink:href="#__RefHeading___Toc367_1145432205" text:style-name="Index_20_Link" text:visited-style-name="Index_20_Link">4.3 Tecnologías avanzadas<text:tab/>4</text:a></text:p>
          <text:p text:style-name="P3"><text:a xlink:type="simple" xlink:href="#__RefHeading___Toc369_1145432205" text:style-name="Index_20_Link" text:visited-style-name="Index_20_Link">4.3.1 SLI<text:tab/>4</text:a></text:p>
          <text:p text:style-name="P3"><text:a xlink:type="simple" xlink:href="#__RefHeading___Toc371_1145432205" text:style-name="Index_20_Link" text:visited-style-name="Index_20_Link">4.3.2 Crossfire<text:tab/>4</text:a></text:p>
          <text:p text:style-name="P3"><text:a xlink:type="simple" xlink:href="#__RefHeading___Toc373_1145432205" text:style-name="Index_20_Link" text:visited-style-name="Index_20_Link">4.3.3 Núcleos CUDA<text:tab/>4</text:a></text:p>
        </text:index-body>
      </text:table-of-conten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_Toc311_1145432205"/><text:soft-page-break/>La memoria<text:bookmark-end text:name="__RefHeading___Toc311_1145432205"/></text:h>
      <text:h text:style-name="P8" text:outline-level="2"><text:bookmark-start text:name="__RefHeading___Toc313_1145432205"/>Caracteristicas de la memoria<text:bookmark-end text:name="__RefHeading___Toc313_1145432205"/></text:h>
      <text:h text:style-name="P9" text:outline-level="2"><text:bookmark-start text:name="__RefHeading___Toc315_1145432205"/>Tipos de memorias<text:bookmark-end text:name="__RefHeading___Toc315_1145432205"/></text:h>
      <text:h text:style-name="P14" text:outline-level="3"><text:bookmark-start text:name="__RefHeading___Toc317_1145432205"/>Las memoria RAM<text:bookmark-end text:name="__RefHeading___Toc317_1145432205"/></text:h>
      <text:h text:style-name="Heading_20_4" text:outline-level="4"><text:bookmark-start text:name="__RefHeading___Toc319_1145432205"/>Las memorias SIMM<text:bookmark-end text:name="__RefHeading___Toc319_1145432205"/></text:h>
      <text:h text:style-name="Heading_20_4" text:outline-level="4"><text:bookmark-start text:name="__RefHeading___Toc321_1145432205"/>Las memorias DIMM<text:bookmark-end text:name="__RefHeading___Toc321_1145432205"/></text:h>
      <text:h text:style-name="Heading_20_4" text:outline-level="4"><text:bookmark-start text:name="__RefHeading___Toc323_1145432205"/>Las memorias SO DIMM<text:bookmark-end text:name="__RefHeading___Toc323_1145432205"/></text:h>
      <text:h text:style-name="Heading_20_4" text:outline-level="4"><text:bookmark-start text:name="__RefHeading___Toc325_1145432205"/>Las memorias de doble canal<text:bookmark-end text:name="__RefHeading___Toc325_1145432205"/></text:h>
      <text:h text:style-name="Heading_20_4" text:outline-level="4"><text:bookmark-start text:name="__RefHeading___Toc327_1145432205"/>Las memorias Buffered y Unbuffered<text:bookmark-end text:name="__RefHeading___Toc327_1145432205"/></text:h>
      <text:h text:style-name="P14" text:outline-level="3"><text:bookmark-start text:name="__RefHeading___Toc329_1145432205"/>Las memoria <text:span text:style-name="T4">ROM</text:span><text:bookmark-end text:name="__RefHeading___Toc329_1145432205"/></text:h>
      <text:h text:style-name="P15" text:outline-level="3"><text:bookmark-start text:name="__RefHeading___Toc331_1145432205"/>La memoria caché<text:bookmark-end text:name="__RefHeading___Toc331_1145432205"/></text:h>
      <text:h text:style-name="Heading_20_1" text:outline-level="1"><text:bookmark-start text:name="__RefHeading___Toc333_1145432205"/>Dispositivos de almacenamiento<text:bookmark-end text:name="__RefHeading___Toc333_1145432205"/></text:h>
      <text:h text:style-name="P8" text:outline-level="2"><text:bookmark-start text:name="__RefHeading___Toc335_1145432205"/>Los dispositivos magnéticos<text:bookmark-end text:name="__RefHeading___Toc335_1145432205"/></text:h>
      <text:h text:style-name="P15" text:outline-level="3"><text:bookmark-start text:name="__RefHeading___Toc337_1145432205"/>El disco duro<text:bookmark-end text:name="__RefHeading___Toc337_1145432205"/></text:h>
      <text:h text:style-name="P15" text:outline-level="3"><text:bookmark-start text:name="__RefHeading___Toc339_1145432205"/>El disquete<text:bookmark-end text:name="__RefHeading___Toc339_1145432205"/></text:h>
      <text:h text:style-name="P15" text:outline-level="3"><text:bookmark-start text:name="__RefHeading___Toc341_1145432205"/>Las cintas magnéticas<text:bookmark-end text:name="__RefHeading___Toc341_1145432205"/></text:h>
      <text:h text:style-name="P8" text:outline-level="2"><text:bookmark-start text:name="__RefHeading___Toc343_1145432205"/><text:span text:style-name="T4">Los dispositivos ópticos</text:span><text:bookmark-end text:name="__RefHeading___Toc343_1145432205"/></text:h>
      <text:h text:style-name="P11" text:outline-level="2"><text:bookmark-start text:name="__RefHeading___Toc345_1145432205"/>Dispositivos flash<text:bookmark-end text:name="__RefHeading___Toc345_1145432205"/></text:h>
      <text:h text:style-name="P13" text:outline-level="3"><text:bookmark-start text:name="__RefHeading___Toc347_1145432205"/>Unidades SSD<text:bookmark-end text:name="__RefHeading___Toc347_1145432205"/></text:h>
      <text:h text:style-name="Heading_20_1" text:outline-level="1"><text:bookmark-start text:name="__RefHeading___Toc349_1145432205"/>Periféricos<text:bookmark-end text:name="__RefHeading___Toc349_1145432205"/></text:h>
      <text:h text:style-name="P8" text:outline-level="2"><text:bookmark-start text:name="__RefHeading___Toc351_1145432205"/>La estructura del controlador de E/S<text:bookmark-end text:name="__RefHeading___Toc351_1145432205"/></text:h>
      <text:h text:style-name="P8" text:outline-level="2"><text:bookmark-start text:name="__RefHeading___Toc353_1145432205"/><text:soft-page-break/>Sincronización entre la CPU y el dispositivo de E/S<text:bookmark-end text:name="__RefHeading___Toc353_1145432205"/></text:h>
      <text:h text:style-name="P13" text:outline-level="3"><text:bookmark-start text:name="__RefHeading___Toc355_1145432205"/>Entrada/Salida controlada por programa<text:bookmark-end text:name="__RefHeading___Toc355_1145432205"/></text:h>
      <text:h text:style-name="P13" text:outline-level="3"><text:bookmark-start text:name="__RefHeading___Toc357_1145432205"/>Entrada/Salida controlada por interrupción<text:bookmark-end text:name="__RefHeading___Toc357_1145432205"/></text:h>
      <text:h text:style-name="P13" text:outline-level="3"><text:bookmark-start text:name="__RefHeading___Toc359_1145432205"/>Entrada/Salida poracceso directo a memoria DMA<text:bookmark-end text:name="__RefHeading___Toc359_1145432205"/></text:h>
      <text:h text:style-name="Heading_20_1" text:outline-level="1"><text:bookmark-start text:name="__RefHeading___Toc361_1145432205"/>Tarjetas gráficas actuales<text:bookmark-end text:name="__RefHeading___Toc361_1145432205"/></text:h>
      <text:h text:style-name="P10" text:outline-level="2"><text:bookmark-start text:name="__RefHeading___Toc363_1145432205"/>Elementos de una tarjeta gráficas<text:bookmark-end text:name="__RefHeading___Toc363_1145432205"/></text:h>
      <text:h text:style-name="P12" text:outline-level="2"><text:bookmark-start text:name="__RefHeading___Toc365_1145432205"/><text:span text:style-name="T2">Marcas comerciales</text:span><text:bookmark-end text:name="__RefHeading___Toc365_1145432205"/></text:h>
      <text:h text:style-name="P12" text:outline-level="2"><text:bookmark-start text:name="__RefHeading___Toc367_1145432205"/><text:span text:style-name="T2">Tecnologías avanzadas</text:span><text:bookmark-end text:name="__RefHeading___Toc367_1145432205"/></text:h>
      <text:h text:style-name="P16" text:outline-level="3"><text:bookmark-start text:name="__RefHeading___Toc369_1145432205"/><text:span text:style-name="T3">SLI</text:span><text:bookmark-end text:name="__RefHeading___Toc369_1145432205"/></text:h>
      <text:h text:style-name="P16" text:outline-level="3"><text:bookmark-start text:name="__RefHeading___Toc371_1145432205"/><text:span text:style-name="T3">Crossfire</text:span><text:bookmark-end text:name="__RefHeading___Toc371_1145432205"/></text:h>
      <text:h text:style-name="P16" text:outline-level="3"><text:bookmark-start text:name="__RefHeading___Toc373_1145432205"/><text:span text:style-name="T3">Núcleos CUDA</text:span><text:bookmark-end text:name="__RefHeading___Toc373_1145432205"/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FMono-Regular" svg:font-family="SFMono-Regular, Consolas, 'Liberation Mono', Menlo, monospac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text:style-name="Numbering_20_Symbols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1" officeooo:paragraph-rsid="0000957c"/>
    </style:style>
    <style:style style:name="MP2" style:family="paragraph" style:parent-style-name="Footer">
      <style:paragraph-properties fo:text-align="center" style:justify-single-word="false"/>
      <style:text-properties style:font-name="Arial1" officeooo:rsid="0000957c" officeooo:paragraph-rsid="0000957c"/>
    </style:style>
    <style:style style:name="MT1" style:family="text">
      <style:text-properties officeooo:rsid="0000957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T4. COMPONENTES INTERNOS DEL ORDENADOR II</text:span><text:bookmark text:name="empty-setup-push-repo-echo1"/></text:p>
      </style:header>
      <style:footer>
        <text:p text:style-name="MP2"><text:page-number text:select-page="current">3</text:page-number><text:s/>de 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1T19:16:01.364000000</meta:creation-date>
    <dc:date>2021-03-01T19:35:04.023000000</dc:date>
    <meta:editing-duration>PT5M22S</meta:editing-duration>
    <meta:editing-cycles>1</meta:editing-cycles>
    <meta:document-statistic meta:table-count="0" meta:image-count="0" meta:object-count="0" meta:page-count="3" meta:paragraph-count="67" meta:word-count="318" meta:character-count="1868" meta:non-whitespace-character-count="1649"/>
    <meta:generator>LibreOffice/7.0.4.2$Windows_X86_64 LibreOffice_project/dcf040e67528d9187c66b2379df5ea4407429775</meta:generator>
  </office:meta>
</office:document-meta>
</file>